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907b" officeooo:paragraph-rsid="0012907b"/>
    </style:style>
    <style:style style:name="P2" style:family="paragraph" style:parent-style-name="Standard">
      <style:paragraph-properties fo:text-align="center" style:justify-single-word="false"/>
      <style:text-properties officeooo:rsid="0012907b" officeooo:paragraph-rsid="0012907b"/>
    </style:style>
    <style:style style:name="P3" style:family="paragraph" style:parent-style-name="Standard">
      <style:text-properties officeooo:rsid="0013be9c" officeooo:paragraph-rsid="0013be9c"/>
    </style:style>
    <style:style style:name="P4" style:family="paragraph" style:parent-style-name="Standard">
      <style:text-properties officeooo:rsid="0013be9c" officeooo:paragraph-rsid="00155e87"/>
    </style:style>
    <style:style style:name="P5" style:family="paragraph" style:parent-style-name="Standard">
      <style:text-properties officeooo:rsid="00155e87" officeooo:paragraph-rsid="0013be9c"/>
    </style:style>
    <style:style style:name="P6" style:family="paragraph" style:parent-style-name="Standard">
      <style:text-properties officeooo:rsid="00155e87" officeooo:paragraph-rsid="00155e87"/>
    </style:style>
    <style:style style:name="P7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12907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3be9c"/>
    </style:style>
    <style:style style:name="T4" style:family="text">
      <style:text-properties officeooo:rsid="0013be9c"/>
    </style:style>
    <style:style style:name="T5" style:family="text">
      <style:text-properties officeooo:rsid="00155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Complexity of </text:span>Symmetric Avatar Paths</text:p>
      <text:p text:style-name="P2">by Sven Nilsen, 2020</text:p>
      <text:p text:style-name="P1"/>
      <text:p text:style-name="P1">When a symmetric avatar path of `f` is `g` where `?` is a shorthand for `?[truth =&gt; answered]`:</text:p>
      <text:p text:style-name="P1"/>
      <text:p text:style-name="P1"><text:tab/>?f &lt;=&gt; g</text:p>
      <text:p text:style-name="P1"/>
      <text:p text:style-name="P1">The `g` function is part of a simpler family of function than `f`.</text:p>
      <text:p text:style-name="P1"/>
      <text:p text:style-name="P1"><text:tab/>f :<text:tab/><text:tab/><text:tab/><text:tab/>g</text:p>
      <text:p text:style-name="P1"><text:tab/>bool → bool<text:tab/><text:tab/><text:tab/><text:span text:style-name="T4">|</text:span>{\false, id}<text:span text:style-name="T4">| = 2</text:span></text:p>
      <text:p text:style-name="P1"><text:tab/>bool<text:span text:style-name="T2">2</text:span> → bool<text:tab/><text:tab/><text:tab/><text:span text:style-name="T4">|</text:span>{\false, fst, snd, and}<text:span text:style-name="T4">| = 4</text:span></text:p>
      <text:p text:style-name="P1"><text:tab/><text:span text:style-name="T4">bool</text:span><text:span text:style-name="T3">3</text:span><text:span text:style-name="T4"> → bool<text:tab/><text:tab/><text:tab/>|{\false, arg0, arg1, arg2, and01, and12, and02, and012}|</text:span></text:p>
      <text:p text:style-name="P1"><text:tab/>…</text:p>
      <text:p text:style-name="P1"><text:tab/>bool<text:span text:style-name="T2">n</text:span> → bool<text:tab/><text:tab/><text:tab/>|{ … }| = 2<text:span text:style-name="T2">n</text:span></text:p>
      <text:p text:style-name="P4"/>
      <text:p text:style-name="P6">Symmetric avatar paths grow with the complexity of a powerset.</text:p>
      <text:p text:style-name="P6"/>
      <text:p text:style-name="P3">On the other hand, the full family of functions grows much faster in complexity:</text:p>
      <text:p text:style-name="P3"/>
      <text:p text:style-name="P3"><text:tab/>|bool<text:span text:style-name="T2">n</text:span> → bool| = |bool|^|bool<text:span text:style-name="T2">n</text:span>| = 2^(2^n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00:32:46.069836000</meta:creation-date>
    <dc:date>2020-07-17T07:20:36.668839000</dc:date>
    <meta:editing-duration>PT6H27M19S</meta:editing-duration>
    <meta:editing-cycles>1</meta:editing-cycles>
    <meta:document-statistic meta:table-count="0" meta:image-count="0" meta:object-count="0" meta:page-count="1" meta:paragraph-count="14" meta:word-count="113" meta:character-count="600" meta:non-whitespace-character-count="482"/>
    <meta:generator>LibreOffice/5.1.2.2$MacOSX_X86_64 LibreOffice_project/d3bf12ecb743fc0d20e0be0c58ca359301eb705f</meta:generator>
  </office:meta>
</office:document-meta>
</file>